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_(RSA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54699850082397405" table:style-name="ce2">
            <text:p>0,546998501</text:p>
          </table:table-cell>
          <table:table-cell office:value-type="float" office:value="7.2001695632934501E-2" table:style-name="ce2">
            <text:p>0,072001696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286998510360717" table:style-name="ce2">
            <text:p>0,28699851</text:p>
          </table:table-cell>
          <table:table-cell office:value-type="float" office:value="3.8999557495117097E-2" table:style-name="ce2">
            <text:p>0,038999557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7176609039306602" table:style-name="ce2">
            <text:p>0,37176609</text:p>
          </table:table-cell>
          <table:table-cell office:value-type="float" office:value="4.9998283386230399E-2" table:style-name="ce2">
            <text:p>0,049998283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62637114524841" table:style-name="ce2">
            <text:p>1,626371145</text:p>
          </table:table-cell>
          <table:table-cell office:value-type="float" office:value="2.1996736526489199E-2" table:style-name="ce2">
            <text:p>0,021996737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5776405334472601" table:style-name="ce2">
            <text:p>0,557764053</text:p>
          </table:table-cell>
          <table:table-cell office:value-type="float" office:value="4.8999786376953097E-2" table:style-name="ce2">
            <text:p>0,048999786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1681685447692804" table:style-name="ce2">
            <text:p>0,516816854</text:p>
          </table:table-cell>
          <table:table-cell office:value-type="float" office:value="1.30002498626708E-2" table:style-name="ce2">
            <text:p>0,01300025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0075249671936002" table:style-name="ce2">
            <text:p>0,700752497</text:p>
          </table:table-cell>
          <table:table-cell office:value-type="float" office:value="9.6870660781860296E-2" table:style-name="ce2">
            <text:p>0,096870661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10000419616699" table:style-name="ce2">
            <text:p>0,31000042</text:p>
          </table:table-cell>
          <table:table-cell office:value-type="float" office:value="4.3999910354614202E-2" table:style-name="ce2">
            <text:p>0,04399991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2599592208862299" table:style-name="ce2">
            <text:p>0,325995922</text:p>
          </table:table-cell>
          <table:table-cell office:value-type="float" office:value="9.1000080108642495E-2" table:style-name="ce2">
            <text:p>0,09100008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8153951168060301" table:style-name="ce2">
            <text:p>1,815395117</text:p>
          </table:table-cell>
          <table:table-cell office:value-type="float" office:value="2.5999784469604399E-2" table:style-name="ce2">
            <text:p>0,025999784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251000165939331" table:style-name="ce2">
            <text:p>0,251000166</text:p>
          </table:table-cell>
          <table:table-cell office:value-type="float" office:value="8.5000276565551702E-2" table:style-name="ce2">
            <text:p>0,08500027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73117232322692804" table:style-name="ce2">
            <text:p>0,731172323</text:p>
          </table:table-cell>
          <table:table-cell office:value-type="float" office:value="3.79996299743652E-2" table:style-name="ce2">
            <text:p>0,03799963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1067869663238499" table:style-name="ce2">
            <text:p>2,106786966</text:p>
          </table:table-cell>
          <table:table-cell office:value-type="float" office:value="5.8000326156616197E-2" table:style-name="ce2">
            <text:p>0,058000326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.1911327838897701" table:style-name="ce2">
            <text:p>1,191132784</text:p>
          </table:table-cell>
          <table:table-cell office:value-type="float" office:value="4.50003147125244E-2" table:style-name="ce2">
            <text:p>0,045000315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3336040973663299" table:style-name="ce2">
            <text:p>1,333604097</text:p>
          </table:table-cell>
          <table:table-cell office:value-type="float" office:value="7.9998970031738195E-3" table:style-name="ce2">
            <text:p>0,00799989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15736627578735" table:style-name="ce2">
            <text:p>1,157366276</text:p>
          </table:table-cell>
          <table:table-cell office:value-type="float" office:value="3.6997556686401298E-2" table:style-name="ce2">
            <text:p>0,036997557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6800074577331499" table:style-name="ce2">
            <text:p>0,368000746</text:p>
          </table:table-cell>
          <table:table-cell office:value-type="float" office:value="7.2001695632934501E-2" table:style-name="ce2">
            <text:p>0,072001696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13899755477905201" table:style-name="ce2">
            <text:p>0,138997555</text:p>
          </table:table-cell>
          <table:table-cell office:value-type="float" office:value="6.3002586364746094E-2" table:style-name="ce2">
            <text:p>0,063002586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226997375488281" table:style-name="ce2">
            <text:p>0,226997375</text:p>
          </table:table-cell>
          <table:table-cell office:value-type="float" office:value="6.2000036239624003E-2" table:style-name="ce2">
            <text:p>0,062000036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7643609046936" table:style-name="ce2">
            <text:p>1,764360905</text:p>
          </table:table-cell>
          <table:table-cell office:value-type="float" office:value="1.5997648239135701E-2" table:style-name="ce2">
            <text:p>0,015997648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99957585334777799" table:style-name="ce2">
            <text:p>0,999575853</text:p>
          </table:table-cell>
          <table:table-cell office:value-type="float" office:value="3.6000013351440402E-2" table:style-name="ce2">
            <text:p>0,036000013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.20256924629211" table:style-name="ce2">
            <text:p>1,202569246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4978756904602002" table:style-name="ce2">
            <text:p>2,49787569</text:p>
          </table:table-cell>
          <table:table-cell office:value-type="float" office:value="2.8000116348266602E-2" table:style-name="ce2">
            <text:p>0,028000116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03294897079467" table:style-name="ce2">
            <text:p>0,303294897</text:p>
          </table:table-cell>
          <table:table-cell office:value-type="float" office:value="3.5001993179321199E-2" table:style-name="ce2">
            <text:p>0,035001993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78857207298278797" table:style-name="ce2">
            <text:p>0,788572073</text:p>
          </table:table-cell>
          <table:table-cell office:value-type="float" office:value="3.8000106811523403E-2" table:style-name="ce2">
            <text:p>0,038000107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47178268432617099" table:style-name="ce2">
            <text:p>0,471782684</text:p>
          </table:table-cell>
          <table:table-cell office:value-type="float" office:value="5.2000045776367097E-2" table:style-name="ce2">
            <text:p>0,052000046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46976447105407698" table:style-name="ce2">
            <text:p>0,469764471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442769765853881" table:style-name="ce2">
            <text:p>0,442769766</text:p>
          </table:table-cell>
          <table:table-cell office:value-type="float" office:value="2.7000427246093701E-2" table:style-name="ce2">
            <text:p>0,027000427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60599970817565896" table:style-name="ce2">
            <text:p>0,605999708</text:p>
          </table:table-cell>
          <table:table-cell office:value-type="float" office:value="2.0999908447265601E-2" table:style-name="ce2">
            <text:p>0,020999908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.6846573352813701" table:style-name="ce2">
            <text:p>1,684657335</text:p>
          </table:table-cell>
          <table:table-cell office:value-type="float" office:value="2.1002054214477501E-2" table:style-name="ce2">
            <text:p>0,021002054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.3843369483947701" table:style-name="ce2">
            <text:p>1,384336948</text:p>
          </table:table-cell>
          <table:table-cell office:value-type="float" office:value="8.4000110626220703E-2" table:style-name="ce2">
            <text:p>0,084000111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47335839271545399" table:style-name="ce2">
            <text:p>0,473358393</text:p>
          </table:table-cell>
          <table:table-cell office:value-type="float" office:value="1.9999742507934501E-2" table:style-name="ce2">
            <text:p>0,019999743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67277312278747503" table:style-name="ce2">
            <text:p>0,672773123</text:p>
          </table:table-cell>
          <table:table-cell office:value-type="float" office:value="6.5029382705688393E-2" table:style-name="ce2">
            <text:p>0,065029383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49475002288818298" table:style-name="ce2">
            <text:p>0,494750023</text:p>
          </table:table-cell>
          <table:table-cell office:value-type="float" office:value="3.3998489379882799E-2" table:style-name="ce2">
            <text:p>0,033998489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81400179862975997" table:style-name="ce2">
            <text:p>0,814001799</text:p>
          </table:table-cell>
          <table:table-cell office:value-type="float" office:value="8.8997840881347601E-2" table:style-name="ce2">
            <text:p>0,088997841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70055866241455" table:style-name="ce2">
            <text:p>0,700558662</text:p>
          </table:table-cell>
          <table:table-cell office:value-type="float" office:value="9.6999883651733398E-2" table:style-name="ce2">
            <text:p>0,096999884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65277814865112305" table:style-name="ce2">
            <text:p>0,652778149</text:p>
          </table:table-cell>
          <table:table-cell office:value-type="float" office:value="1.5999555587768499E-2" table:style-name="ce2">
            <text:p>0,015999556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40975999832153298" table:style-name="ce2">
            <text:p>0,409759998</text:p>
          </table:table-cell>
          <table:table-cell office:value-type="float" office:value="2.59974002838134E-2" table:style-name="ce2">
            <text:p>0,0259974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.4341948032379099" table:style-name="ce2">
            <text:p>1,434194803</text:p>
          </table:table-cell>
          <table:table-cell office:value-type="float" office:value="8.0000400543212793E-2" table:style-name="ce2">
            <text:p>0,080000401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5777187347412098" table:style-name="ce2">
            <text:p>0,357771873</text:p>
          </table:table-cell>
          <table:table-cell office:value-type="float" office:value="0.134999275207519" table:style-name="ce2">
            <text:p>0,134999275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0999994277954102" table:style-name="ce2">
            <text:p>0,309999943</text:p>
          </table:table-cell>
          <table:table-cell office:value-type="float" office:value="1.30000114440917E-2" table:style-name="ce2">
            <text:p>0,013000011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54700112342834395" table:style-name="ce2">
            <text:p>0,547001123</text:p>
          </table:table-cell>
          <table:table-cell office:value-type="float" office:value="0.119001150131225" table:style-name="ce2">
            <text:p>0,11900115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584764003753662" table:style-name="ce2">
            <text:p>0,584764004</text:p>
          </table:table-cell>
          <table:table-cell office:value-type="float" office:value="2.0999670028686499E-2" table:style-name="ce2">
            <text:p>0,02099967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.0735616683959901" table:style-name="ce2">
            <text:p>1,073561668</text:p>
          </table:table-cell>
          <table:table-cell office:value-type="float" office:value="2.1997690200805602E-2" table:style-name="ce2">
            <text:p>0,02199769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896656513214111" table:style-name="ce2">
            <text:p>0,896656513</text:p>
          </table:table-cell>
          <table:table-cell office:value-type="float" office:value="7.6999902725219699E-2" table:style-name="ce2">
            <text:p>0,076999903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3286428451538003" table:style-name="ce2">
            <text:p>0,332864285</text:p>
          </table:table-cell>
          <table:table-cell office:value-type="float" office:value="9.3000173568725503E-2" table:style-name="ce2">
            <text:p>0,093000174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85078883171081499" table:style-name="ce2">
            <text:p>0,850788832</text:p>
          </table:table-cell>
          <table:table-cell office:value-type="float" office:value="9.8999500274658203E-2" table:style-name="ce2">
            <text:p>0,0989995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8600063323974598" table:style-name="ce2">
            <text:p>0,386000633</text:p>
          </table:table-cell>
          <table:table-cell office:value-type="float" office:value="1.7002105712890601E-2" table:style-name="ce2">
            <text:p>0,017002106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43699860572814903" table:style-name="ce2">
            <text:p>0,436998606</text:p>
          </table:table-cell>
          <table:table-cell office:value-type="float" office:value="7.8775882720947196E-3" table:style-name="ce2">
            <text:p>0,007877588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7692308425903298" table:style-name="ce2">
            <text:p>0,376923084</text:p>
          </table:table-cell>
          <table:table-cell office:value-type="float" office:value="3.5002708435058497E-2" table:style-name="ce2">
            <text:p>0,035002708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.5175483226776101" table:style-name="ce2">
            <text:p>1,517548323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702539682388305" table:style-name="ce2">
            <text:p>0,702539682</text:p>
          </table:table-cell>
          <table:table-cell office:value-type="float" office:value="2.4997711181640601E-2" table:style-name="ce2">
            <text:p>0,024997711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53781509399413996" table:style-name="ce2">
            <text:p>0,537815094</text:p>
          </table:table-cell>
          <table:table-cell office:value-type="float" office:value="4.4003009796142502E-2" table:style-name="ce2">
            <text:p>0,04400301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933763027191162" table:style-name="ce2">
            <text:p>0,933763027</text:p>
          </table:table-cell>
          <table:table-cell office:value-type="float" office:value="2.3999214172363201E-2" table:style-name="ce2">
            <text:p>0,023999214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.1017696857452299" table:style-name="ce2">
            <text:p>1,101769686</text:p>
          </table:table-cell>
          <table:table-cell office:value-type="float" office:value="1.49998664855957E-2" table:style-name="ce2">
            <text:p>0,014999866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.5709269046783398" table:style-name="ce2">
            <text:p>2,570926905</text:p>
          </table:table-cell>
          <table:table-cell office:value-type="float" office:value="5.4001569747924798E-2" table:style-name="ce2">
            <text:p>0,05400157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.7510299682617101" table:style-name="ce2">
            <text:p>1,751029968</text:p>
          </table:table-cell>
          <table:table-cell office:value-type="float" office:value="3.2997131347656201E-2" table:style-name="ce2">
            <text:p>0,032997131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40000009536743097" table:style-name="ce2">
            <text:p>0,400000095</text:p>
          </table:table-cell>
          <table:table-cell office:value-type="float" office:value="3.10349464416503E-2" table:style-name="ce2">
            <text:p>0,031034946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20778918266296301" table:style-name="ce2">
            <text:p>0,207789183</text:p>
          </table:table-cell>
          <table:table-cell office:value-type="float" office:value="6.8999767303466797E-2" table:style-name="ce2">
            <text:p>0,068999767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26184105873107899" table:style-name="ce2">
            <text:p>0,261841059</text:p>
          </table:table-cell>
          <table:table-cell office:value-type="float" office:value="4.2999267578125E-2" table:style-name="ce2">
            <text:p>0,042999268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.19556760787963" table:style-name="ce2">
            <text:p>1,195567608</text:p>
          </table:table-cell>
          <table:table-cell office:value-type="float" office:value="4.0002584457397398E-2" table:style-name="ce2">
            <text:p>0,040002584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9.3999147415161105E-2" table:style-name="ce2">
            <text:p>0,093999147</text:p>
          </table:table-cell>
          <table:table-cell office:value-type="float" office:value="3.4998416900634703E-2" table:style-name="ce2">
            <text:p>0,034998417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.11459589004516" table:style-name="ce2">
            <text:p>1,11459589</text:p>
          </table:table-cell>
          <table:table-cell office:value-type="float" office:value="5.0740003585815402E-2" table:style-name="ce2">
            <text:p>0,05074000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54182171821594205" table:style-name="ce2">
            <text:p>0,541821718</text:p>
          </table:table-cell>
          <table:table-cell office:value-type="float" office:value="2.10013389587402E-2" table:style-name="ce2">
            <text:p>0,021001339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52299761772155695" table:style-name="ce2">
            <text:p>0,522997618</text:p>
          </table:table-cell>
          <table:table-cell office:value-type="float" office:value="2.3000001907348602E-2" table:style-name="ce2">
            <text:p>0,023000002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91977882385253895" table:style-name="ce2">
            <text:p>0,919778824</text:p>
          </table:table-cell>
          <table:table-cell office:value-type="float" office:value="0.10199999809265101" table:style-name="ce2">
            <text:p>0,101999998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.1445732116699201" table:style-name="ce2">
            <text:p>1,144573212</text:p>
          </table:table-cell>
          <table:table-cell office:value-type="float" office:value="1.4003038406371999E-2" table:style-name="ce2">
            <text:p>0,014003038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28876781463623002" table:style-name="ce2">
            <text:p>0,288767815</text:p>
          </table:table-cell>
          <table:table-cell office:value-type="float" office:value="3.4998178482055602E-2" table:style-name="ce2">
            <text:p>0,034998178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82145476341247503" table:style-name="ce2">
            <text:p>0,821454763</text:p>
          </table:table-cell>
          <table:table-cell office:value-type="float" office:value="5.4999828338622998E-2" table:style-name="ce2">
            <text:p>0,054999828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95075821876525801" table:style-name="ce2">
            <text:p>0,950758219</text:p>
          </table:table-cell>
          <table:table-cell office:value-type="float" office:value="2.5998115539550701E-2" table:style-name="ce2">
            <text:p>0,025998116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.37984371185302" table:style-name="ce2">
            <text:p>1,379843712</text:p>
          </table:table-cell>
          <table:table-cell office:value-type="float" office:value="5.6999683380126898E-2" table:style-name="ce2">
            <text:p>0,056999683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.04585838317871" table:style-name="ce2">
            <text:p>1,045858383</text:p>
          </table:table-cell>
          <table:table-cell office:value-type="float" office:value="2.7999639511108398E-2" table:style-name="ce2">
            <text:p>0,02799964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1.6780986785888601" table:style-name="ce2">
            <text:p>1,678098679</text:p>
          </table:table-cell>
          <table:table-cell office:value-type="float" office:value="9.0999126434326102E-2" table:style-name="ce2">
            <text:p>0,090999126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93162274360656705" table:style-name="ce2">
            <text:p>0,931622744</text:p>
          </table:table-cell>
          <table:table-cell office:value-type="float" office:value="1.9999742507934501E-2" table:style-name="ce2">
            <text:p>0,019999743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62800002098083496" table:style-name="ce2">
            <text:p>0,628000021</text:p>
          </table:table-cell>
          <table:table-cell office:value-type="float" office:value="5.4999828338622998E-2" table:style-name="ce2">
            <text:p>0,054999828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4552383422851501" table:style-name="ce2">
            <text:p>0,345523834</text:p>
          </table:table-cell>
          <table:table-cell office:value-type="float" office:value="7.2000265121459905E-2" table:style-name="ce2">
            <text:p>0,072000265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1.0792605876922601" table:style-name="ce2">
            <text:p>1,079260588</text:p>
          </table:table-cell>
          <table:table-cell office:value-type="float" office:value="4.0000200271606397E-2" table:style-name="ce2">
            <text:p>0,0400002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4182643890380798" table:style-name="ce2">
            <text:p>0,341826439</text:p>
          </table:table-cell>
          <table:table-cell office:value-type="float" office:value="6.1000108718872001E-2" table:style-name="ce2">
            <text:p>0,061000109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1.3188340663909901" table:style-name="ce2">
            <text:p>1,318834066</text:p>
          </table:table-cell>
          <table:table-cell office:value-type="float" office:value="5.4828643798828097E-2" table:style-name="ce2">
            <text:p>0,054828644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10099983215331999" table:style-name="ce2">
            <text:p>0,100999832</text:p>
          </table:table-cell>
          <table:table-cell office:value-type="float" office:value="8.1999778747558594E-2" table:style-name="ce2">
            <text:p>0,081999779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.6132674217224099" table:style-name="ce2">
            <text:p>2,613267422</text:p>
          </table:table-cell>
          <table:table-cell office:value-type="float" office:value="1.49996280670166E-2" table:style-name="ce2">
            <text:p>0,014999628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54033851623535101" table:style-name="ce2">
            <text:p>0,540338516</text:p>
          </table:table-cell>
          <table:table-cell office:value-type="float" office:value="8.2000255584716797E-2" table:style-name="ce2">
            <text:p>0,082000256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.48363184928894" table:style-name="ce2">
            <text:p>1,483631849</text:p>
          </table:table-cell>
          <table:table-cell office:value-type="float" office:value="3.9999961853027302E-2" table:style-name="ce2">
            <text:p>0,039999962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4384632110595698" table:style-name="ce2">
            <text:p>0,343846321</text:p>
          </table:table-cell>
          <table:table-cell office:value-type="float" office:value="5.0000190734863198E-2" table:style-name="ce2">
            <text:p>0,050000191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67639803886413497" table:style-name="ce2">
            <text:p>0,676398039</text:p>
          </table:table-cell>
          <table:table-cell office:value-type="float" office:value="2.0000457763671799E-2" table:style-name="ce2">
            <text:p>0,020000458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221002101898193" table:style-name="ce2">
            <text:p>0,221002102</text:p>
          </table:table-cell>
          <table:table-cell office:value-type="float" office:value="4.1998386383056599E-2" table:style-name="ce2">
            <text:p>0,041998386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10299944877624501" table:style-name="ce2">
            <text:p>0,102999449</text:p>
          </table:table-cell>
          <table:table-cell office:value-type="float" office:value="5.9999942779541002E-2" table:style-name="ce2">
            <text:p>0,059999943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24900078773498499" table:style-name="ce2">
            <text:p>0,249000788</text:p>
          </table:table-cell>
          <table:table-cell office:value-type="float" office:value="0.114999294281005" table:style-name="ce2">
            <text:p>0,114999294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80858087539672796" table:style-name="ce2">
            <text:p>0,808580875</text:p>
          </table:table-cell>
          <table:table-cell office:value-type="float" office:value="0.101000070571899" table:style-name="ce2">
            <text:p>0,101000071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.02353858947753" table:style-name="ce2">
            <text:p>1,023538589</text:p>
          </table:table-cell>
          <table:table-cell office:value-type="float" office:value="5.0000667572021401E-2" table:style-name="ce2">
            <text:p>0,050000668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70542049407958896" table:style-name="ce2">
            <text:p>0,705420494</text:p>
          </table:table-cell>
          <table:table-cell office:value-type="float" office:value="3.6001920700073201E-2" table:style-name="ce2">
            <text:p>0,036001921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22699785232543901" table:style-name="ce2">
            <text:p>0,226997852</text:p>
          </table:table-cell>
          <table:table-cell office:value-type="float" office:value="7.1002244949340806E-2" table:style-name="ce2">
            <text:p>0,071002245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.96999812126159" table:style-name="ce2">
            <text:p>1,969998121</text:p>
          </table:table-cell>
          <table:table-cell office:value-type="float" office:value="3.9999961853027302E-2" table:style-name="ce2">
            <text:p>0,039999962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1.2708501815795801" table:style-name="ce2">
            <text:p>1,270850182</text:p>
          </table:table-cell>
          <table:table-cell office:value-type="float" office:value="2.40006446838378E-2" table:style-name="ce2">
            <text:p>0,024000645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6712050437927202" table:style-name="ce2">
            <text:p>0,367120504</text:p>
          </table:table-cell>
          <table:table-cell office:value-type="float" office:value="6.6999912261962793E-2" table:style-name="ce2">
            <text:p>0,066999912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47886824607849099" table:style-name="ce2">
            <text:p>0,478868246</text:p>
          </table:table-cell>
          <table:table-cell office:value-type="float" office:value="3.9000511169433497E-2" table:style-name="ce2">
            <text:p>0,039000511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1.3510112762451101" table:style-name="ce2">
            <text:p>1,351011276</text:p>
          </table:table-cell>
          <table:table-cell office:value-type="float" office:value="3.1000375747680602E-2" table:style-name="ce2">
            <text:p>0,031000376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.0037977695464999" table:style-name="ce2">
            <text:p>1,00379777</text:p>
          </table:table-cell>
          <table:table-cell office:value-type="float" office:value="4.3999910354614202E-2" table:style-name="ce2">
            <text:p>0,04399991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49600005149841297" table:style-name="ce2">
            <text:p>0,496000051</text:p>
          </table:table-cell>
          <table:table-cell office:value-type="float" office:value="5.5999994277954102E-2" table:style-name="ce2">
            <text:p>0,055999994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42877960205078097" table:style-name="ce2">
            <text:p>0,428779602</text:p>
          </table:table-cell>
          <table:table-cell office:value-type="float" office:value="3.3998489379882799E-2" table:style-name="ce2">
            <text:p>0,033998489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RSA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81775636672973473" table:style-name="ce4">
            <text:p>0,817756367</text:p>
          </table:table-cell>
          <table:table-cell office:value-type="float" office:value="4.8573772907257041E-2" table:style-name="ce4">
            <text:p>0,04857377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0.31898959052843529" table:style-name="ce4">
            <text:p>0,318989591</text:p>
          </table:table-cell>
          <table:table-cell office:value-type="float" office:value="7.6374391083493189E-4" table:style-name="ce4">
            <text:p>0,00076374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0.15987666721963512" table:style-name="ce4">
            <text:p>0,15987666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13.602599357246335" table:style-name="ce4">
            <text:p>13,6025993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1.7276598682138555E-30" table:style-name="ce4">
            <text:p>1,72766E-3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3.455319736427711E-30" table:style-name="ce4">
            <text:p>3,45532E-3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21T11:01:41Z</meta:creation-date>
    <dc:date>2023-11-22T09:36:07Z</dc:date>
    <meta:editing-duration>PT0S</meta:editing-duration>
  </office:meta>
</office:document-meta>
</file>